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7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3" office:value-type="string" calcext:value-type="string">
            <text:p>Nota</text:p>
          </table:table-cell>
          <table:table-cell table:style-name="ce107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1" office:value-type="string" office:string-value="Orçamento" calcext:value-type="string">
            <text:p><text:s/>Orçamento </text:p>
          </table:table-cell>
          <table:table-cell table:style-name="ce111" office:value-type="string" office:string-value="Receita" calcext:value-type="string">
            <text:p><text:s/>Receita </text:p>
          </table:table-cell>
          <table:table-cell table:style-name="ce117" office:value-type="string" office:string-value="Balança" calcext:value-type="string">
            <text:p><text:s/>Balança </text:p>
          </table:table-cell>
          <table:table-cell table:style-name="ce121" office:value-type="string" calcext:value-type="string">
            <text:p>Bin</text:p>
          </table:table-cell>
          <table:table-cell table:style-name="ce124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/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string" office:string-value="" calcext:value-type="error">
            <text:p>#N/DISP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" calcext:value-type="error">
            <text:p>#N/DISP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string" office:string-value="" calcext:value-type="error">
            <text:p>#N/DISP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string" office:string-value="" calcext:value-type="error">
            <text:p>#N/DISP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" calcext:value-type="error">
            <text:p>#N/DISP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string" office:string-value="" calcext:value-type="error">
            <text:p>#N/DISP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7" calcext:value-type="float">
            <text:p>4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4" calcext:value-type="float">
            <text:p>24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7" calcext:value-type="float">
            <text:p>17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4" calcext:value-type="float">
            <text:p>54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1" calcext:value-type="float">
            <text:p>231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0" calcext:value-type="float">
            <text:p>0</text:p>
          </table:table-cell>
          <table:table-cell table:style-name="ce29" table:formula="of:=IF(ISBLANK([.F12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/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/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3]);ISBLANK([.I233]));&quot;DESCONHECIDO&quot;;[.J233]-[.I233])" office:value-type="string" office:string-value="DESCONHECIDO" calcext:value-type="string">
            <text:p><text:s/>DESCONHECIDO </text:p>
          </table:table-cell>
          <table:table-cell table:number-columns-repeated="2"/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6:39:49.5032545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0-23T16:45:14.459740472</dc:date>
    <meta:generator>LibreOffice/24.2.6.2$Linux_X86_64 LibreOffice_project/420$Build-2</meta:generator>
    <meta:editing-duration>PT55M40S</meta:editing-duration>
    <meta:editing-cycles>8</meta:editing-cycles>
    <meta:document-statistic meta:table-count="1" meta:cell-count="3556" meta:object-count="0"/>
    <meta:user-defined meta:name="AppVersion">16.0300</meta:user-defined>
  </office:meta>
</office:document-meta>
</file>